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12219c1"/>
    </style:style>
    <style:style style:name="P2" style:family="paragraph" style:parent-style-name="Standard">
      <style:text-properties officeooo:paragraph-rsid="012ef12d"/>
    </style:style>
    <style:style style:name="P3" style:family="paragraph" style:parent-style-name="Standard">
      <style:text-properties officeooo:paragraph-rsid="013a230b"/>
    </style:style>
    <style:style style:name="P4" style:family="paragraph" style:parent-style-name="Standard">
      <style:text-properties officeooo:paragraph-rsid="013feb90"/>
    </style:style>
    <style:style style:name="P5" style:family="paragraph" style:parent-style-name="Standard">
      <style:text-properties fo:font-size="14pt" fo:font-weight="bold" officeooo:rsid="001bf70d" officeooo:paragraph-rsid="0117db1c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1191a6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3572d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117db1c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5b252" style:font-size-asian="14pt" style:font-size-complex="14pt"/>
    </style:style>
    <style:style style:name="P11" style:family="paragraph" style:parent-style-name="Standard">
      <style:text-properties fo:font-size="14pt" officeooo:paragraph-rsid="012219c1" style:font-size-asian="14pt" style:font-size-complex="14pt"/>
    </style:style>
    <style:style style:name="P12" style:family="paragraph" style:parent-style-name="Standard">
      <style:text-properties fo:font-size="14pt" officeooo:rsid="012219c1" officeooo:paragraph-rsid="012219c1" style:font-size-asian="14pt" style:font-size-complex="14pt"/>
    </style:style>
    <style:style style:name="P13" style:family="paragraph" style:parent-style-name="Standard">
      <style:text-properties fo:font-size="14pt" officeooo:paragraph-rsid="013edd8d" style:font-size-asian="14pt" style:font-size-complex="14pt"/>
    </style:style>
    <style:style style:name="P14" style:family="paragraph" style:parent-style-name="Standard">
      <style:text-properties fo:font-size="14pt" officeooo:paragraph-rsid="012ca502" style:font-size-asian="14pt" style:font-size-complex="14pt"/>
    </style:style>
    <style:style style:name="P15" style:family="paragraph" style:parent-style-name="Standard">
      <style:text-properties fo:font-size="14pt" officeooo:paragraph-rsid="0141c628" style:font-size-asian="14pt" style:font-size-complex="14pt"/>
    </style:style>
    <style:style style:name="P16" style:family="paragraph" style:parent-style-name="Standard">
      <style:text-properties fo:font-size="14pt" fo:font-style="italic" officeooo:paragraph-rsid="001968b1" style:font-size-asian="14pt" style:font-style-asian="italic" style:font-size-complex="14pt" style:font-style-complex="italic"/>
    </style:style>
    <style:style style:name="P17" style:family="paragraph" style:parent-style-name="Standard">
      <style:text-properties fo:font-size="14pt" fo:font-style="italic" fo:font-weight="normal" officeooo:rsid="00c7fcf0" officeooo:paragraph-rsid="00c7fcf0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text-properties officeooo:paragraph-rsid="0159f262"/>
    </style:style>
    <style:style style:name="T1" style:family="text">
      <style:text-properties officeooo:rsid="0015b2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7c4f" style:font-weight-asian="bold" style:font-weight-complex="bold"/>
    </style:style>
    <style:style style:name="T4" style:family="text">
      <style:text-properties fo:font-weight="bold" officeooo:rsid="001968b1" style:font-weight-asian="bold" style:font-weight-complex="bold"/>
    </style:style>
    <style:style style:name="T5" style:family="text">
      <style:text-properties fo:font-weight="bold" officeooo:rsid="012219c1" style:font-weight-asian="bold" style:font-weight-complex="bold"/>
    </style:style>
    <style:style style:name="T6" style:family="text">
      <style:text-properties officeooo:rsid="00cbcdc7"/>
    </style:style>
    <style:style style:name="T7" style:family="text">
      <style:text-properties officeooo:rsid="012219c1"/>
    </style:style>
    <style:style style:name="T8" style:family="text">
      <style:text-properties officeooo:rsid="01237500"/>
    </style:style>
    <style:style style:name="T9" style:family="text">
      <style:text-properties officeooo:rsid="01244dca"/>
    </style:style>
    <style:style style:name="T10" style:family="text">
      <style:text-properties officeooo:rsid="012e331c"/>
    </style:style>
    <style:style style:name="T11" style:family="text">
      <style:text-properties officeooo:rsid="0134cb0c"/>
    </style:style>
    <style:style style:name="T12" style:family="text">
      <style:text-properties officeooo:rsid="013a3d50"/>
    </style:style>
    <style:style style:name="T13" style:family="text">
      <style:text-properties officeooo:rsid="0140cb7a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12219c1" style:font-size-asian="14pt" style:font-size-complex="14pt"/>
    </style:style>
    <style:style style:name="T16" style:family="text">
      <style:text-properties fo:font-size="14pt" officeooo:rsid="0131f9ba" style:font-size-asian="14pt" style:font-size-complex="14pt"/>
    </style:style>
    <style:style style:name="T17" style:family="text">
      <style:text-properties fo:font-size="14pt" officeooo:rsid="0143b361" style:font-size-asian="14pt" style:font-size-complex="14pt"/>
    </style:style>
    <style:style style:name="T18" style:family="text">
      <style:text-properties fo:font-size="14pt" officeooo:rsid="0133d73b" style:font-size-asian="14pt" style:font-size-complex="14pt"/>
    </style:style>
    <style:style style:name="T19" style:family="text">
      <style:text-properties fo:font-size="14pt" officeooo:rsid="01462500" style:font-size-asian="14pt" style:font-size-complex="14pt"/>
    </style:style>
    <style:style style:name="T20" style:family="text">
      <style:text-properties fo:font-size="14pt" officeooo:rsid="01451a8c" style:font-size-asian="14pt" style:font-size-complex="14pt"/>
    </style:style>
    <style:style style:name="T21" style:family="text">
      <style:text-properties fo:font-size="14pt" officeooo:rsid="0148064b" style:font-size-asian="14pt" style:font-size-complex="14pt"/>
    </style:style>
    <style:style style:name="T22" style:family="text">
      <style:text-properties fo:font-size="14pt" officeooo:rsid="014d2318" style:font-size-asian="14pt" style:font-size-complex="14pt"/>
    </style:style>
    <style:style style:name="T23" style:family="text">
      <style:text-properties fo:font-size="14pt" officeooo:rsid="01294fee" style:font-size-asian="14pt" style:font-size-complex="14pt"/>
    </style:style>
    <style:style style:name="T24" style:family="text">
      <style:text-properties fo:font-size="14pt" officeooo:rsid="014d59cc" style:font-size-asian="14pt" style:font-size-complex="14pt"/>
    </style:style>
    <style:style style:name="T25" style:family="text">
      <style:text-properties fo:font-size="14pt" officeooo:rsid="01547896" style:font-size-asian="14pt" style:font-size-complex="14pt"/>
    </style:style>
    <style:style style:name="T26" style:family="text">
      <style:text-properties fo:font-size="14pt" officeooo:rsid="012c0c52" style:font-size-asian="14pt" style:font-size-complex="14pt"/>
    </style:style>
    <style:style style:name="T27" style:family="text">
      <style:text-properties fo:font-size="14pt" officeooo:rsid="012ca502" style:font-size-asian="14pt" style:font-size-complex="14pt"/>
    </style:style>
    <style:style style:name="T28" style:family="text">
      <style:text-properties fo:font-size="14pt" officeooo:rsid="0159f262" style:font-size-asian="14pt" style:font-size-complex="14pt"/>
    </style:style>
    <style:style style:name="T29" style:family="text">
      <style:text-properties fo:font-size="14pt" officeooo:rsid="012e331c" style:font-size-asian="14pt" style:font-size-complex="14pt"/>
    </style:style>
    <style:style style:name="T30" style:family="text">
      <style:text-properties fo:font-size="14pt" officeooo:rsid="015c2d93" style:font-size-asian="14pt" style:font-size-complex="14pt"/>
    </style:style>
    <style:style style:name="T31" style:family="text">
      <style:text-properties fo:font-size="14pt" officeooo:rsid="015db348" style:font-size-asian="14pt" style:font-size-complex="14pt"/>
    </style:style>
    <style:style style:name="T32" style:family="text">
      <style:text-properties fo:font-size="14pt" officeooo:rsid="013a230b" style:font-size-asian="14pt" style:font-size-complex="14pt"/>
    </style:style>
    <style:style style:name="T33" style:family="text">
      <style:text-properties fo:font-size="14pt" officeooo:rsid="0163b15e" style:font-size-asian="14pt" style:font-size-complex="14pt"/>
    </style:style>
    <style:style style:name="T34" style:family="text">
      <style:text-properties fo:font-size="14pt" officeooo:rsid="016873fb" style:font-size-asian="14pt" style:font-size-complex="14pt"/>
    </style:style>
    <style:style style:name="T35" style:family="text">
      <style:text-properties fo:font-size="14pt" officeooo:rsid="016a053e" style:font-size-asian="14pt" style:font-size-complex="14pt"/>
    </style:style>
    <style:style style:name="T36" style:family="text">
      <style:text-properties fo:font-size="14pt" officeooo:rsid="01781f70" style:font-size-asian="14pt" style:font-size-complex="14pt"/>
    </style:style>
    <style:style style:name="T37" style:family="text">
      <style:text-properties fo:font-size="14pt" officeooo:rsid="016f4498" style:font-size-asian="14pt" style:font-size-complex="14pt"/>
    </style:style>
    <style:style style:name="T38" style:family="text">
      <style:text-properties fo:font-size="14pt" officeooo:rsid="01742334" style:font-size-asian="14pt" style:font-size-complex="14pt"/>
    </style:style>
    <style:style style:name="T39" style:family="text">
      <style:text-properties fo:font-size="14pt" officeooo:rsid="01875f32" style:font-size-asian="14pt" style:font-size-complex="14pt"/>
    </style:style>
    <style:style style:name="T40" style:family="text">
      <style:text-properties fo:font-size="14pt" officeooo:rsid="017d4b23" style:font-size-asian="14pt" style:font-size-complex="14pt"/>
    </style:style>
    <style:style style:name="T41" style:family="text">
      <style:text-properties fo:font-size="14pt" officeooo:rsid="0180b2db" style:font-size-asian="14pt" style:font-size-complex="14pt"/>
    </style:style>
    <style:style style:name="T42" style:family="text">
      <style:text-properties officeooo:rsid="014933f4"/>
    </style:style>
    <style:style style:name="T43" style:family="text">
      <style:text-properties officeooo:rsid="014abbfc"/>
    </style:style>
    <style:style style:name="T44" style:family="text">
      <style:text-properties officeooo:rsid="015f05e1"/>
    </style:style>
    <style:style style:name="T45" style:family="text">
      <style:text-properties officeooo:rsid="015f40f2"/>
    </style:style>
    <style:style style:name="T46" style:family="text">
      <style:text-properties officeooo:rsid="01606ed9"/>
    </style:style>
    <style:style style:name="T47" style:family="text">
      <style:text-properties officeooo:rsid="016f4498"/>
    </style:style>
    <style:style style:name="T48" style:family="text">
      <style:text-properties officeooo:rsid="01742334"/>
    </style:style>
    <style:style style:name="T49" style:family="text">
      <style:text-properties officeooo:rsid="0174837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1781f70"/>
    </style:style>
    <style:style style:name="T52" style:family="text">
      <style:text-properties officeooo:rsid="017a160a"/>
    </style:style>
    <style:style style:name="T53" style:family="text">
      <style:text-properties officeooo:rsid="017ad995"/>
    </style:style>
    <style:style style:name="T54" style:family="text">
      <style:text-properties officeooo:rsid="017d4b23"/>
    </style:style>
    <style:style style:name="T55" style:family="text">
      <style:text-properties officeooo:rsid="0180b2db"/>
    </style:style>
    <style:style style:name="T56" style:family="text">
      <style:text-properties officeooo:rsid="01875f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Ryan McClue</text:p>
      <text:p text:style-name="P9">0404316124 | re.mcclue@protonmail.com | <text:span text:style-name="T1">Sydney, NSW |</text:span></text:p>
      <text:p text:style-name="P9">linkedin.com/in/ryan-mcclue/</text:p>
      <text:p text:style-name="P10"/>
      <text:p text:style-name="P5">SKILLS DEMONSTRATED</text:p>
      <text:p text:style-name="P15"><text:span text:style-name="T2">Bachelor of Computer Science, </text:span><text:span text:style-name="T5">WAM 85</text:span> <text:s text:c="50"/><text:span text:style-name="T5">2</text:span><text:span text:style-name="T4">021-2024</text:span></text:p>
      <text:p text:style-name="P16">University of New South Wales</text:p>
      <text:p text:style-name="P11"><text:span text:style-name="T7">Worked effectively in various group projects consisting of 4 members, </text:span><text:span text:style-name="T9">successfully </text:span><text:span text:style-name="T7">collaborating with team</text:span><text:span text:style-name="T9">mates </text:span><text:span text:style-name="T13">online and face-to-face </text:span><text:span text:style-name="T7">to contribute ideas and support project development.</text:span></text:p>
      <text:p text:style-name="P1"><text:span text:style-name="T15">Programmed solutions to complex </text:span><text:span text:style-name="T16">challenges</text:span><text:span text:style-name="T15"> such as artificial intelligence and machine learning, </text:span><text:span text:style-name="T17">employing</text:span><text:span text:style-name="T15"> problem solving and critical thinking skills.</text:span></text:p>
      <text:p text:style-name="P1"><text:span text:style-name="T15">Worked on a diverse range of topics including mathematics, electronics and computer</text:span><text:span text:style-name="T18">s</text:span><text:span text:style-name="T15">, </text:span><text:span text:style-name="T19">requiring</text:span><text:span text:style-name="T20"> </text:span><text:span text:style-name="T21">the ability to learn things quickly and be </text:span><text:span text:style-name="T15">adaptab</text:span><text:span text:style-name="T21">le.</text:span></text:p>
      <text:p text:style-name="P12"><text:span text:style-name="T11">Maintained a high distinction average </text:span><text:span text:style-name="T8">over the course of 4 years, </text:span><text:span text:style-name="T42">demonstrating effective</text:span><text:span text:style-name="T8"> time management </text:span><text:span text:style-name="T42">and </text:span><text:span text:style-name="T8">task prioritisation </text:span><text:span text:style-name="T42">skills to reach</text:span><text:span text:style-name="T8"> deadlines </text:span><text:span text:style-name="T42">with a high </text:span><text:span text:style-name="T43">quality outcome.</text:span></text:p>
      <text:p text:style-name="P6"/>
      <text:p text:style-name="P8"><text:span text:style-name="T2">Marine Technician - Royal Australian Na</text:span><text:span text:style-name="T3">vy <text:s text:c="54"/></text:span><text:span text:style-name="T2">2020</text:span></text:p>
      <text:p text:style-name="P17">HMAS Cerberus, Victori<text:span text:style-name="T6">a</text:span></text:p>
      <text:p text:style-name="Standard"><text:span text:style-name="T14">Lead class of 24 by coordinating marching drills and other basic training fundamentals </text:span><text:span text:style-name="T22">utilising</text:span><text:span text:style-name="T23"> clear communication </text:span><text:span text:style-name="T24">skills </text:span><text:span text:style-name="T23">and </text:span><text:span text:style-name="T24">an </text:span><text:span text:style-name="T23">ability to convey information accurately.</text:span></text:p>
      <text:p text:style-name="P19"><text:span text:style-name="T27">Balanced </text:span><text:span text:style-name="T25">individual responsibilities such as kit maintenance with group </text:span><text:span text:style-name="T28">requirements</text:span><text:span text:style-name="T27"> </text:span><text:span text:style-name="T25">such as unit readiness </text:span><text:span text:style-name="T27">whi</text:span><text:span text:style-name="T30">l</text:span><text:span text:style-name="T27">st adhering </text:span><text:span text:style-name="T26">to </text:span><text:span text:style-name="T29">rigid </text:span><text:span text:style-name="T26">military </text:span><text:span text:style-name="T27">schedules and protocols </text:span><text:span text:style-name="T31">through</text:span><text:span text:style-name="T27"> discipline</text:span><text:span text:style-name="T31">d</text:span><text:span text:style-name="T27"> and punctual </text:span><text:span text:style-name="T31">behaviour</text:span><text:span text:style-name="T27">.</text:span></text:p>
      <text:p text:style-name="P2"><text:span text:style-name="T14">Worked in a team of 6 to clean living areas </text:span><text:span text:style-name="T35">and </text:span><text:span text:style-name="T34">stations</text:span><text:span text:style-name="T14">, </text:span><text:span text:style-name="T25">requiring</text:span><text:span text:style-name="T26"> precise attention to detail and ability to maintain high standards.</text:span></text:p>
      <text:p text:style-name="P13"><text:span text:style-name="T10">Operated within a strict hierarchical structure, </text:span><text:span text:style-name="T44">reporting </text:span><text:span text:style-name="T46">activities and requesting instructions </text:span><text:span text:style-name="T44">to </text:span><text:span text:style-name="T46">and from</text:span><text:span text:style-name="T44"> class leaders, leading seaman and officers,</text:span><text:span text:style-name="T10"> fostering respect for authority </text:span><text:span text:style-name="T45">and</text:span><text:span text:style-name="T12"> accountability for actions.</text:span></text:p>
      <text:p text:style-name="P3"><text:span text:style-name="T14">Performed weekly early morning activities at 4am and completed </text:span><text:span text:style-name="T32">intensive </text:span><text:span text:style-name="T14">milestone events </text:span><text:span text:style-name="T33">honing</text:span><text:span text:style-name="T32"> the ability to perform in physically and mentally demanding environments.</text:span></text:p>
      <text:p text:style-name="P14"/>
      <text:p text:style-name="P7">VOLUNTEER WORK</text:p>
      <text:p text:style-name="P8"><text:span text:style-name="T2">Guide Dogs NSW/ACT</text:span> <text:s text:c="79"/><text:span text:style-name="T2">2014-2022</text:span></text:p>
      <text:p text:style-name="P8"><text:span text:style-name="T50">Assisted with puppy raising Labrador till 24months old.</text:span></text:p>
      <text:p text:style-name="P4"><text:span text:style-name="T14">Took dog on regular walk</text:span><text:span text:style-name="T36">s,</text:span><text:span text:style-name="T37"> </text:span><text:span text:style-name="T38">issuing </text:span><text:span text:style-name="T39">prescribed </text:span><text:span text:style-name="T38">commands at crossings and traffic lights. </text:span><text:span text:style-name="T36">P</text:span><text:span text:style-name="T14">erformed obedience training </text:span><text:span text:style-name="T40">by following issued protocols,</text:span><text:span text:style-name="T14"> </text:span><text:span text:style-name="T36">ensur</text:span><text:span text:style-name="T40">ing</text:span><text:span text:style-name="T36"> dog </text:span><text:span text:style-name="T40">was </text:span><text:span text:style-name="T36">familiar with kennel enclosure, eating procedures, human space awareness, </text:span><text:span text:style-name="T41">et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08T15:29:15.417779200</dc:date>
    <meta:editing-duration>PT5H17M42S</meta:editing-duration>
    <meta:editing-cycles>254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98" meta:character-count="2354" meta:non-whitespace-character-count="1894"/>
  </office:meta>
</office:document-meta>
</file>